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482" officeooo:paragraph-rsid="00081482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081482" officeooo:paragraph-rsid="00081482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29599" officeooo:paragraph-rsid="00129599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Courier 10 Pitch" officeooo:rsid="00081482" officeooo:paragraph-rsid="00081482"/>
    </style:style>
    <style:style style:name="P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Courier 10 Pitch" officeooo:rsid="00081482" officeooo:paragraph-rsid="00081482"/>
    </style:style>
    <style:style style:name="P6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Arial" officeooo:rsid="000919af" officeooo:paragraph-rsid="000919af"/>
    </style:style>
    <style:style style:name="P7" style:family="paragraph" style:parent-style-name="Standard">
      <style:paragraph-properties fo:margin-top="0.199cm" fo:margin-bottom="0cm" loext:contextual-spacing="false" fo:text-align="justify" style:justify-single-word="false"/>
      <style:text-properties style:font-name="Arial" officeooo:rsid="00081482" officeooo:paragraph-rsid="00081482"/>
    </style:style>
    <style:style style:name="T1" style:family="text">
      <style:text-properties fo:color="#0000ff"/>
    </style:style>
    <style:style style:name="T2" style:family="text">
      <style:text-properties fo:color="#ff3333"/>
    </style:style>
    <style:style style:name="T3" style:family="text">
      <style:text-properties fo:color="#00ff66"/>
    </style:style>
    <style:style style:name="T4" style:family="text">
      <style:text-properties fo:color="#0099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dimentos:</text:p>
      <text:p text:style-name="P7">Instalamos o carmen do site: <text:span text:style-name="T1">http://carmen.sourceforge.net/getting_carmen.html</text:span></text:p>
      <text:p text:style-name="P7">Depois instalamos o carmen_lcad seguindo o tutorial (Não instalamos o CUDA): <text:span text:style-name="T1">https://github.com/LCAD-UFES/carmen_lcad/wiki/Installing-Carmen-LCAD-on-Ubuntu-16.04</text:span></text:p>
      <text:p text:style-name="P7">Foi copiado a pasta "base" do carmen original para dentro da pasta <text:span text:style-name="T2">~/carmen_lcad/src/</text:span></text:p>
      <text:p text:style-name="P7">Modificamos o código <text:span text:style-name="T2">~/carmen_lcad/src/joystick/wingman_control.c</text:span> para que o método <text:span text:style-name="T4">send_base_velocity_command</text:span> seja capaz de enviar uma mensagem do tipo <text:span text:style-name="T4">carmen_base_ackerman_velocity_message</text:span> e realizar o publish dessa mensagem (para utilizar esse método, é necessário dar o include do carmen/obstacle_avoider_interface.h). Também foi modificado o método define_messages para que seja definido as mensagens do tipo <text:span text:style-name="T4">CARMEN_BASE_ACKERMAN_MOTION_COMMAND_NAME</text:span>. Também foi comentado algumas sessões do método main para que a opção "throttle_mode" não seja utilizado, já que não será necessária para a nossa aplicação (e sua ativação estava causando bugs no funcionamento).</text:p>
      <text:p text:style-name="P7">Na pasta "base", o código que controla o pioneer é o <text:span text:style-name="T2">base_main.c</text:span>, no método <text:span text:style-name="T4">carmen_base_initialize_ipc</text:span> foi inserido o subscribe para receber a mensagem que o controle está publicando, foi utilizado o método <text:span text:style-name="T4">carmen_base_ackerman_subscribe_motion_command</text:span> para isso (para utilizar esse método é necessário dar o include no <text:span text:style-name="T2">carmen/base_ackerman_interface.h</text:span>). O handler utilizado tem o nome de <text:span text:style-name="T4">base_ackerman_subscribe_motion_command_handler</text:span>, ele foi criado com base no método que já existia no código, com o nome <text:span text:style-name="T4">velocity_handler</text:span>, mas foi feito algumas modificações para funcionar com o carmen atualizado. No <text:span text:style-name="T4">base_ackerman_subscribe_motion_command_handler</text:span> também foi inserido um cálculo para se obter a rotação de um veículo ackerman, e então o resultado desse cálculo é enviado pelo método <text:span text:style-name="T4">carmen_base_direct_set_velocity </text:span>junto com a velocidade original. <text:s/></text:p>
      <text:p text:style-name="P7">Foi copiado o <text:span text:style-name="T2">/src/carmen-ford-escape-sensorbox.ini</text:span> para outro arquivo com o nome <text:span text:style-name="T2">carmen-pioneer-sensorbox.ini</text:span>. Nesse novo arquivo, foi inserido os seguintes parâmetros:</text:p>
      <text:p text:style-name="P2"/>
      <text:p text:style-name="P4">base_type</text:p>
      <text:p text:style-name="P4">base_dev</text:p>
      <text:p text:style-name="P4">base_model</text:p>
      <text:p text:style-name="P4">base_motion_timeout</text:p>
      <text:p text:style-name="P4">base_use_hardware_integrator</text:p>
      <text:p text:style-name="P4">base_relative_wheelsize</text:p>
      <text:p text:style-name="P4">base_relative_wheelbase</text:p>
      <text:p text:style-name="P4">robot_odometry_inverted</text:p>
      <text:p text:style-name="P2"/>
      <text:p text:style-name="P2">Foi modificado os seguintes parâmetros:</text:p>
      <text:p text:style-name="P2"/>
      <text:p text:style-name="P4">robot_length</text:p>
      <text:p text:style-name="P4">robot_width</text:p>
      <text:p text:style-name="P4">robot_vertical_displacement_from_center</text:p>
      <text:p text:style-name="P4">robot_wheel_radius</text:p>
      <text:p text:style-name="P4">robot_acceleration</text:p>
      <text:p text:style-name="P4">robot_deceleration</text:p>
      <text:p text:style-name="P4">robot_distance_between_front_and_rear_axles</text:p>
      <text:p text:style-name="P2"/>
      <text:p text:style-name="P7"><text:soft-page-break/>Foi criado o <text:span text:style-name="T2">process-volta_no_ct9_log_sensorbox.ini</text:span></text:p>
      <text:p text:style-name="P7">Criada pasta <text:span text:style-name="T2">pioneer_p3dx</text:span> em bin com o arquivo de colisão do robô. Trocado o parâmetro <text:span text:style-name="T4">robot_collision_file</text:span> e foi ligada a opção <text:span text:style-name="T4">show_collision_range</text:span> em <text:span text:style-name="T2">carmen-ford-escape-sensorbox.ini</text:span>, para representar o robô como um círculo no navigator_gui.</text:p>
      <text:p text:style-name="P7">Ao executar o <text:span text:style-name="T2">process-volta_no_ct9_log_sensorbox.ini</text:span>, o viewer 3d informava erro no arquivo de parâmetros <text:span text:style-name="T2">carmen-pioneer-sensorbox.ini</text:span>. Foi verificado e incluído as seguintes sessões no arquivo (retirado do arquivo <text:span text:style-name="T2">carmen-ford-escape.ini</text:span>):</text:p>
      <text:p text:style-name="P2"/>
      <text:p text:style-name="P4">-#--------- Bumblebee Basic 7 REALSENSE ------------</text:p>
      <text:p text:style-name="P4">#--------- Stereo Velodyne 7 (Realsense)------------</text:p>
      <text:p text:style-name="P4">#----------- Camera 7 - RealSense ------------</text:p>
      <text:p text:style-name="P2"/>
      <text:p text:style-name="P2">E então foi alterado alguns parâmetros do Robot Ackermann para as medidas feitas para o pioneer. Os parâmetros alterados foram:</text:p>
      <text:p text:style-name="P2"/>
      <text:p text:style-name="P4">robot_max_velocity</text:p>
      <text:p text:style-name="P4">robot_distance_between_rear_wheels</text:p>
      <text:p text:style-name="P4">robot_distance_between_rear_car_and_rear_wheels</text:p>
      <text:p text:style-name="P4">robot_distance_between_front_car_and_front_wheels</text:p>
      <text:p text:style-name="P4">robot_distance_between_rearview</text:p>
      <text:p text:style-name="P4">robot_turning_radius</text:p>
      <text:p text:style-name="P2"/>
      <text:p text:style-name="P2">Também foram alterados parâmetros da sensor board:</text:p>
      <text:p text:style-name="P2"/>
      <text:p text:style-name="P4">sensor_board_1_x</text:p>
      <text:p text:style-name="P4">sensor_board_1_y</text:p>
      <text:p text:style-name="P4">sensor_board_1_z</text:p>
      <text:p text:style-name="P4">sensor_board_1_yaw</text:p>
      <text:p text:style-name="P4">sensor_board_1_pitch</text:p>
      <text:p text:style-name="P4">sensor_board_1_roll</text:p>
      <text:p text:style-name="P2"/>
      <text:p text:style-name="P2"/>
      <text:p text:style-name="P7">Foi criado o método <text:span text:style-name="T4">publish_odometry_message</text:span> no <text:span text:style-name="T2">base_main.c</text:span> (necessário dar include no &lt;carmen/robot_ackerman_interface.h&gt;) e dar define nas mensagens tipo <text:span text:style-name="T4">CARMEN_ROBOT_ACKERMAN_VELOCITY_NAME</text:span>.</text:p>
      <text:p text:style-name="P7">Foi criado o <text:span text:style-name="T2">process-pioneer_sensorbox_playback_viewer_3D.ini</text:span> e ao executá-lo, foi necessário incluir no <text:span text:style-name="T2">carmen-pioneer-sensorbox.ini</text:span> os seguintes parâmetros:</text:p>
      <text:p text:style-name="P2"/>
      <text:p text:style-name="P4">localize_v_uncertainty_at_zero_v</text:p>
      <text:p text:style-name="P4">localize_remission_variance_multiplier</text:p>
      <text:p text:style-name="P2"/>
      <text:p text:style-name="P7">Foi executado o <text:span text:style-name="T2">process-volta_no_ct9_log_sensorbox.ini</text:span> para realizar a gravação do log.</text:p>
      <text:p text:style-name="P7">Foi verificado que o log foi gravado ao executar o <text:span text:style-name="T2">process-pioneer_sensorbox_playback_viewer_3D.ini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1:57:35.393518981</meta:creation-date>
    <dc:date>2019-10-09T12:06:00.889271756</dc:date>
    <meta:editing-duration>PT8M1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444" meta:character-count="4137" meta:non-whitespace-character-count="3740"/>
  </office:meta>
</office:document-meta>
</file>